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2.969cm" fo:margin-left="0.023cm" fo:margin-top="0cm" fo:margin-bottom="0cm" table:align="left" style:writing-mode="lr-tb"/>
    </style:style>
    <style:style style:name="Таблица1.A" style:family="table-column">
      <style:table-column-properties style:column-width="1.365cm"/>
    </style:style>
    <style:style style:name="Таблица1.B" style:family="table-column">
      <style:table-column-properties style:column-width="1.602cm"/>
    </style:style>
    <style:style style:name="Таблица1.1" style:family="table-row">
      <style:table-row-properties style:min-row-height="0.346cm"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2" style:family="table-row">
      <style:table-row-properties style:min-row-height="0.656cm" fo:keep-together="auto"/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1.3" style:family="table-row">
      <style:table-row-properties style:min-row-height="0.667cm" fo:keep-together="auto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1.B3" style:family="table-cell">
      <style:table-cell-properties fo:padding-left="0.159cm" fo:padding-right="0.15cm" fo:padding-top="0.101cm" fo:padding-bottom="0.101cm" fo:border="0.5pt solid #000000"/>
    </style:style>
    <style:style style:name="Таблица1.A4" style:family="table-cell">
      <style:table-cell-properties fo:padding-left="0.159cm" fo:padding-right="0.15cm" fo:padding-top="0.101cm" fo:padding-bottom="0.101cm" fo:border="0.5pt solid #000000"/>
    </style:style>
    <style:style style:name="Таблица1.B4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4.378cm" fo:margin-left="0.023cm" fo:margin-top="0cm" fo:margin-bottom="0cm" table:align="left" style:writing-mode="lr-tb"/>
    </style:style>
    <style:style style:name="Таблица2.A" style:family="table-column">
      <style:table-column-properties style:column-width="2.221cm"/>
    </style:style>
    <style:style style:name="Таблица2.B" style:family="table-column">
      <style:table-column-properties style:column-width="2.155cm"/>
    </style:style>
    <style:style style:name="Таблица2.1" style:family="table-row">
      <style:table-row-properties style:min-row-height="0.346cm" fo:keep-together="auto"/>
    </style:style>
    <style:style style:name="Таблица2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2" style:family="table-row">
      <style:table-row-properties style:min-row-height="0.656cm" fo:keep-together="auto"/>
    </style:style>
    <style:style style:name="Таблица2.A2" style:family="table-cell">
      <style:table-cell-properties fo:padding-left="0.159cm" fo:padding-right="0.15cm" fo:padding-top="0.101cm" fo:padding-bottom="0.101cm" fo:border="0.5pt solid #000000"/>
    </style:style>
    <style:style style:name="Таблица2.B2" style:family="table-cell">
      <style:table-cell-properties fo:padding-left="0.159cm" fo:padding-right="0.15cm" fo:padding-top="0.101cm" fo:padding-bottom="0.101cm" fo:border="0.5pt solid #000000"/>
    </style:style>
    <style:style style:name="Таблица2.3" style:family="table-row">
      <style:table-row-properties style:min-row-height="0.667cm" fo:keep-together="auto"/>
    </style:style>
    <style:style style:name="Таблица2.A3" style:family="table-cell">
      <style:table-cell-properties fo:padding-left="0.159cm" fo:padding-right="0.15cm" fo:padding-top="0.101cm" fo:padding-bottom="0.101cm" fo:border="0.5pt solid #000000"/>
    </style:style>
    <style:style style:name="Таблица2.B3" style:family="table-cell">
      <style:table-cell-properties fo:padding-left="0.159cm" fo:padding-right="0.15cm" fo:padding-top="0.101cm" fo:padding-bottom="0.101cm" fo:border="0.5pt solid #000000"/>
    </style:style>
    <style:style style:name="Таблица2.A4" style:family="table-cell">
      <style:table-cell-properties fo:padding-left="0.159cm" fo:padding-right="0.15cm" fo:padding-top="0.101cm" fo:padding-bottom="0.101cm" fo:border="0.5pt solid #000000"/>
    </style:style>
    <style:style style:name="Таблица2.B4" style:family="table-cell">
      <style:table-cell-properties fo:padding-left="0.159cm" fo:padding-right="0.15cm" fo:padding-top="0.101cm" fo:padding-bottom="0.101cm" fo:border="0.5pt solid #000000"/>
    </style:style>
    <style:style style:name="Таблица3" style:family="table">
      <style:table-properties style:width="15.129cm" fo:margin-left="0.023cm" fo:margin-top="0cm" fo:margin-bottom="0cm" table:align="left" style:writing-mode="lr-tb"/>
    </style:style>
    <style:style style:name="Таблица3.A" style:family="table-column">
      <style:table-column-properties style:column-width="1.579cm"/>
    </style:style>
    <style:style style:name="Таблица3.B" style:family="table-column">
      <style:table-column-properties style:column-width="13.548cm"/>
    </style:style>
    <style:style style:name="Таблица3.1" style:family="table-row">
      <style:table-row-properties style:min-row-height="0.346cm" fo:keep-together="auto"/>
    </style:style>
    <style:style style:name="Таблица3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2" style:family="table-row">
      <style:table-row-properties style:min-row-height="0.656cm" fo:keep-together="auto"/>
    </style:style>
    <style:style style:name="Таблица3.A2" style:family="table-cell">
      <style:table-cell-properties fo:padding-left="0.159cm" fo:padding-right="0.15cm" fo:padding-top="0.101cm" fo:padding-bottom="0.101cm" fo:border="0.5pt solid #000000"/>
    </style:style>
    <style:style style:name="Таблица3.B2" style:family="table-cell">
      <style:table-cell-properties fo:padding-left="0.159cm" fo:padding-right="0.15cm" fo:padding-top="0.101cm" fo:padding-bottom="0.101cm" fo:border="0.5pt solid #000000"/>
    </style:style>
    <style:style style:name="Таблица3.3" style:family="table-row">
      <style:table-row-properties style:min-row-height="0.667cm" fo:keep-together="auto"/>
    </style:style>
    <style:style style:name="Таблица3.A3" style:family="table-cell">
      <style:table-cell-properties fo:padding-left="0.159cm" fo:padding-right="0.15cm" fo:padding-top="0.101cm" fo:padding-bottom="0.101cm" fo:border="0.5pt solid #000000"/>
    </style:style>
    <style:style style:name="Таблица3.B3" style:family="table-cell">
      <style:table-cell-properties fo:padding-left="0.159cm" fo:padding-right="0.15cm" fo:padding-top="0.101cm" fo:padding-bottom="0.101cm" fo:border="0.5pt solid #000000"/>
    </style:style>
    <style:style style:name="Таблица3.A4" style:family="table-cell">
      <style:table-cell-properties fo:padding-left="0.159cm" fo:padding-right="0.15cm" fo:padding-top="0.101cm" fo:padding-bottom="0.101cm" fo:border="0.5pt solid #000000"/>
    </style:style>
    <style:style style:name="Таблица3.B4" style:family="table-cell">
      <style:table-cell-properties fo:padding-left="0.159cm" fo:padding-right="0.15cm" fo:padding-top="0.101cm" fo:padding-bottom="0.101cm" fo:border="0.5pt solid #000000"/>
    </style:style>
    <style:style style:name="Таблица4" style:family="table">
      <style:table-properties style:width="10.391cm" fo:margin-left="0.058cm" fo:margin-top="0cm" fo:margin-bottom="0cm" table:align="left" style:writing-mode="lr-tb"/>
    </style:style>
    <style:style style:name="Таблица4.A" style:family="table-column">
      <style:table-column-properties style:column-width="3.918cm"/>
    </style:style>
    <style:style style:name="Таблица4.B" style:family="table-column">
      <style:table-column-properties style:column-width="6.472cm"/>
    </style:style>
    <style:style style:name="Таблица4.1" style:family="table-row">
      <style:table-row-properties style:min-row-height="0.688cm" fo:keep-together="auto"/>
    </style:style>
    <style:style style:name="Таблица4.A1" style:family="table-cell">
      <style:table-cell-properties fo:background-color="#d9d9d9" fo:padding-left="0.018cm" fo:padding-right="0.018cm" fo:padding-top="0cm" fo:padding-bottom="0cm" fo:border="0.5pt solid #00000a">
        <style:background-image/>
      </style:table-cell-properties>
    </style:style>
    <style:style style:name="Таблица4.2" style:family="table-row">
      <style:table-row-properties style:min-row-height="1.295cm" fo:keep-together="auto"/>
    </style:style>
    <style:style style:name="Таблица4.A2" style:family="table-cell">
      <style:table-cell-properties fo:padding-left="0.018cm" fo:padding-right="0.018cm" fo:padding-top="0cm" fo:padding-bottom="0cm" fo:border="0.5pt solid #000001"/>
    </style:style>
    <style:style style:name="Таблица4.B2" style:family="table-cell">
      <style:table-cell-properties fo:padding-left="0.018cm" fo:padding-right="0.018cm" fo:padding-top="0cm" fo:padding-bottom="0cm" fo:border="0.5pt solid #000001"/>
    </style:style>
    <style:style style:name="Таблица4.3" style:family="table-row">
      <style:table-row-properties style:min-row-height="1.323cm" fo:keep-together="auto"/>
    </style:style>
    <style:style style:name="Таблица4.A3" style:family="table-cell">
      <style:table-cell-properties fo:padding-left="0.018cm" fo:padding-right="0.018cm" fo:padding-top="0cm" fo:padding-bottom="0cm" fo:border="0.5pt solid #000001"/>
    </style:style>
    <style:style style:name="Таблица4.B3" style:family="table-cell">
      <style:table-cell-properties fo:padding-left="0.018cm" fo:padding-right="0.018cm" fo:padding-top="0cm" fo:padding-bottom="0cm" fo:border="0.5pt solid #000001"/>
    </style:style>
    <style:style style:name="Таблица5" style:family="table">
      <style:table-properties style:width="10.499cm" fo:margin-left="0.15cm" fo:margin-top="0cm" fo:margin-bottom="0cm" table:align="left" style:writing-mode="lr-tb"/>
    </style:style>
    <style:style style:name="Таблица5.A" style:family="table-column">
      <style:table-column-properties style:column-width="3.87cm"/>
    </style:style>
    <style:style style:name="Таблица5.B" style:family="table-column">
      <style:table-column-properties style:column-width="1.436cm"/>
    </style:style>
    <style:style style:name="Таблица5.C" style:family="table-column">
      <style:table-column-properties style:column-width="0.305cm"/>
    </style:style>
    <style:style style:name="Таблица5.D" style:family="table-column">
      <style:table-column-properties style:column-width="3.45cm"/>
    </style:style>
    <style:style style:name="Таблица5.E" style:family="table-column">
      <style:table-column-properties style:column-width="1.43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5.2" style:family="table-row">
      <style:table-row-properties style:min-row-height="2.663cm" fo:keep-together="auto"/>
    </style:style>
    <style:style style:name="Таблица5.A2" style:family="table-cell">
      <style:table-cell-properties fo:padding-left="0.159cm" fo:padding-right="0.15cm" fo:padding-top="0.101cm" fo:padding-bottom="0.101cm" fo:border="0.5pt solid #000000"/>
    </style:style>
    <style:style style:name="Таблица5.B2" style:family="table-cell">
      <style:table-cell-properties fo:padding-left="0.159cm" fo:padding-right="0.15cm" fo:padding-top="0.101cm" fo:padding-bottom="0.101cm" fo:border="0.5pt solid #000000"/>
    </style:style>
    <style:style style:name="Таблица5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5.D2" style:family="table-cell">
      <style:table-cell-properties fo:padding-left="0.159cm" fo:padding-right="0.15cm" fo:padding-top="0.101cm" fo:padding-bottom="0.101cm" fo:border="0.5pt solid #000000"/>
    </style:style>
    <style:style style:name="Таблица5.E2" style:family="table-cell">
      <style:table-cell-properties fo:padding-left="0.159cm" fo:padding-right="0.15cm" fo:padding-top="0.101cm" fo:padding-bottom="0.101cm" fo:border="0.5pt solid #000000"/>
    </style:style>
    <style:style style:name="Таблица6" style:family="table">
      <style:table-properties style:width="15.129cm" fo:margin-left="0.023cm" fo:margin-top="0cm" fo:margin-bottom="0cm" table:align="left" style:writing-mode="lr-tb"/>
    </style:style>
    <style:style style:name="Таблица6.A" style:family="table-column">
      <style:table-column-properties style:column-width="2.646cm"/>
    </style:style>
    <style:style style:name="Таблица6.B" style:family="table-column">
      <style:table-column-properties style:column-width="12.481cm"/>
    </style:style>
    <style:style style:name="Таблица6.1" style:family="table-row">
      <style:table-row-properties style:min-row-height="0.346cm" fo:keep-together="auto"/>
    </style:style>
    <style:style style:name="Таблица6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2" style:family="table-row">
      <style:table-row-properties style:min-row-height="0.656cm" fo:keep-together="auto"/>
    </style:style>
    <style:style style:name="Таблица6.A2" style:family="table-cell">
      <style:table-cell-properties fo:padding-left="0.159cm" fo:padding-right="0.15cm" fo:padding-top="0.101cm" fo:padding-bottom="0.101cm" fo:border="0.5pt solid #000000"/>
    </style:style>
    <style:style style:name="Таблица6.B2" style:family="table-cell">
      <style:table-cell-properties fo:padding-left="0.159cm" fo:padding-right="0.15cm" fo:padding-top="0.101cm" fo:padding-bottom="0.101cm" fo:border="0.5pt solid #000000"/>
    </style:style>
    <style:style style:name="Таблица6.3" style:family="table-row">
      <style:table-row-properties style:min-row-height="0.667cm" fo:keep-together="auto"/>
    </style:style>
    <style:style style:name="Таблица6.A3" style:family="table-cell">
      <style:table-cell-properties fo:padding-left="0.159cm" fo:padding-right="0.15cm" fo:padding-top="0.101cm" fo:padding-bottom="0.101cm" fo:border="0.5pt solid #000000"/>
    </style:style>
    <style:style style:name="Таблица6.B3" style:family="table-cell">
      <style:table-cell-properties fo:padding-left="0.159cm" fo:padding-right="0.15cm" fo:padding-top="0.101cm" fo:padding-bottom="0.101cm" fo:border="0.5pt solid #000000"/>
    </style:style>
    <style:style style:name="Таблица6.A4" style:family="table-cell">
      <style:table-cell-properties fo:padding-left="0.159cm" fo:padding-right="0.15cm" fo:padding-top="0.101cm" fo:padding-bottom="0.101cm" fo:border="0.5pt solid #000000"/>
    </style:style>
    <style:style style:name="Таблица6.B4" style:family="table-cell">
      <style:table-cell-properties fo:padding-left="0.159cm" fo:padding-right="0.15cm" fo:padding-top="0.101cm" fo:padding-bottom="0.101cm" fo:border="0.5pt solid #000000"/>
    </style:style>
    <style:style style:name="Таблица7" style:family="table">
      <style:table-properties style:width="5.509cm" fo:margin-left="0.023cm" fo:margin-top="0cm" fo:margin-bottom="0cm" table:align="left" style:writing-mode="lr-tb"/>
    </style:style>
    <style:style style:name="Таблица7.A" style:family="table-column">
      <style:table-column-properties style:column-width="2.221cm"/>
    </style:style>
    <style:style style:name="Таблица7.B" style:family="table-column">
      <style:table-column-properties style:column-width="3.286cm"/>
    </style:style>
    <style:style style:name="Таблица7.1" style:family="table-row">
      <style:table-row-properties style:min-row-height="0.346cm"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2" style:family="table-row">
      <style:table-row-properties style:min-row-height="0.656cm" fo:keep-together="auto"/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7.B2" style:family="table-cell">
      <style:table-cell-properties fo:padding-left="0.159cm" fo:padding-right="0.15cm" fo:padding-top="0.101cm" fo:padding-bottom="0.101cm" fo:border="0.5pt solid #000000"/>
    </style:style>
    <style:style style:name="Таблица7.3" style:family="table-row">
      <style:table-row-properties style:min-row-height="0.667cm" fo:keep-together="auto"/>
    </style:style>
    <style:style style:name="Таблица7.A3" style:family="table-cell">
      <style:table-cell-properties fo:padding-left="0.159cm" fo:padding-right="0.15cm" fo:padding-top="0.101cm" fo:padding-bottom="0.101cm" fo:border="0.5pt solid #000000"/>
    </style:style>
    <style:style style:name="Таблица7.B3" style:family="table-cell">
      <style:table-cell-properties fo:padding-left="0.159cm" fo:padding-right="0.15cm" fo:padding-top="0.101cm" fo:padding-bottom="0.101cm" fo:border="0.5pt solid #000000"/>
    </style:style>
    <style:style style:name="Таблица7.A4" style:family="table-cell">
      <style:table-cell-properties fo:padding-left="0.159cm" fo:padding-right="0.15cm" fo:padding-top="0.101cm" fo:padding-bottom="0.101cm" fo:border="0.5pt solid #000000"/>
    </style:style>
    <style:style style:name="Таблица7.B4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13.944cm" fo:margin-left="0.064cm" fo:margin-top="0cm" fo:margin-bottom="0cm" table:align="left" style:writing-mode="lr-tb"/>
    </style:style>
    <style:style style:name="Таблица8.A" style:family="table-column">
      <style:table-column-properties style:column-width="1.877cm"/>
    </style:style>
    <style:style style:name="Таблица8.B" style:family="table-column">
      <style:table-column-properties style:column-width="6.033cm"/>
    </style:style>
    <style:style style:name="Таблица8.C" style:family="table-column">
      <style:table-column-properties style:column-width="6.034cm"/>
    </style:style>
    <style:style style:name="Таблица8.1" style:family="table-row">
      <style:table-row-properties style:min-row-height="0.661cm" fo:keep-together="auto"/>
    </style:style>
    <style:style style:name="Таблица8.A1" style:family="table-cell">
      <style:table-cell-properties fo:background-color="#d9d9d9" fo:padding-left="0.018cm" fo:padding-right="0.018cm" fo:padding-top="0cm" fo:padding-bottom="0cm" fo:border="0.5pt solid #00000a">
        <style:background-image/>
      </style:table-cell-properties>
    </style:style>
    <style:style style:name="Таблица8.C1" style:family="table-cell">
      <style:table-cell-properties fo:background-color="#d9d9d9" fo:padding="0cm" fo:border="0.5pt solid #00000a">
        <style:background-image/>
      </style:table-cell-properties>
    </style:style>
    <style:style style:name="Таблица8.2" style:family="table-row">
      <style:table-row-properties style:min-row-height="0.824cm" fo:keep-together="auto"/>
    </style:style>
    <style:style style:name="Таблица8.A2" style:family="table-cell">
      <style:table-cell-properties fo:padding-left="0.018cm" fo:padding-right="0.018cm" fo:padding-top="0cm" fo:padding-bottom="0cm" fo:border="0.5pt solid #000001"/>
    </style:style>
    <style:style style:name="Таблица8.B2" style:family="table-cell">
      <style:table-cell-properties fo:padding-left="0.018cm" fo:padding-right="0.018cm" fo:padding-top="0cm" fo:padding-bottom="0cm" fo:border="0.5pt solid #000001"/>
    </style:style>
    <style:style style:name="Таблица8.C2" style:family="table-cell">
      <style:table-cell-properties fo:padding="0cm" fo:border="0.5pt solid #000001"/>
    </style:style>
    <style:style style:name="Таблица8.3" style:family="table-row">
      <style:table-row-properties style:min-row-height="0.919cm" fo:keep-together="auto"/>
    </style:style>
    <style:style style:name="Таблица8.A3" style:family="table-cell">
      <style:table-cell-properties fo:padding-left="0.018cm" fo:padding-right="0.018cm" fo:padding-top="0cm" fo:padding-bottom="0cm" fo:border="0.5pt solid #000001"/>
    </style:style>
    <style:style style:name="Таблица8.B3" style:family="table-cell">
      <style:table-cell-properties fo:padding-left="0.018cm" fo:padding-right="0.018cm" fo:padding-top="0cm" fo:padding-bottom="0cm" fo:border="0.5pt solid #000001"/>
    </style:style>
    <style:style style:name="Таблица8.C3" style:family="table-cell">
      <style:table-cell-properties fo:padding="0cm" fo:border="0.5pt solid #000001"/>
    </style:style>
    <style:style style:name="Таблица8.A4" style:family="table-cell">
      <style:table-cell-properties fo:padding-left="0.018cm" fo:padding-right="0.018cm" fo:padding-top="0cm" fo:padding-bottom="0cm" fo:border="0.5pt solid #000001"/>
    </style:style>
    <style:style style:name="Таблица8.B4" style:family="table-cell">
      <style:table-cell-properties fo:padding-left="0.018cm" fo:padding-right="0.018cm" fo:padding-top="0cm" fo:padding-bottom="0cm" fo:border="0.5pt solid #000001"/>
    </style:style>
    <style:style style:name="Таблица8.C4" style:family="table-cell">
      <style:table-cell-properties fo:padding="0cm" fo:border="0.5pt solid #000001"/>
    </style:style>
    <style:style style:name="Таблица9" style:family="table">
      <style:table-properties style:width="10.931cm" fo:margin-left="0cm" fo:margin-top="0cm" fo:margin-bottom="0cm" table:align="left" style:writing-mode="lr-tb"/>
    </style:style>
    <style:style style:name="Таблица9.A" style:family="table-column">
      <style:table-column-properties style:column-width="4.459cm"/>
    </style:style>
    <style:style style:name="Таблица9.B" style:family="table-column">
      <style:table-column-properties style:column-width="6.47cm"/>
    </style:style>
    <style:style style:name="Таблица9.1" style:family="table-row">
      <style:table-row-properties style:min-row-height="0.467cm" fo:keep-together="auto"/>
    </style:style>
    <style:style style:name="Таблица9.A1" style:family="table-cell">
      <style:table-cell-properties fo:background-color="#d9d9d9" fo:padding-left="0.018cm" fo:padding-right="0.018cm" fo:padding-top="0cm" fo:padding-bottom="0cm" fo:border="0.5pt solid #00000a">
        <style:background-image/>
      </style:table-cell-properties>
    </style:style>
    <style:style style:name="Таблица9.2" style:family="table-row">
      <style:table-row-properties style:min-row-height="1.667cm" fo:keep-together="auto"/>
    </style:style>
    <style:style style:name="Таблица9.A2" style:family="table-cell">
      <style:table-cell-properties fo:padding-left="0.018cm" fo:padding-right="0.018cm" fo:padding-top="0cm" fo:padding-bottom="0cm" fo:border="0.5pt solid #00000a"/>
    </style:style>
    <style:style style:name="Таблица9.B2" style:family="table-cell">
      <style:table-cell-properties fo:padding-left="0.018cm" fo:padding-right="0.018cm" fo:padding-top="0cm" fo:padding-bottom="0cm" fo:border="0.5pt solid #00000a"/>
    </style:style>
    <style:style style:name="Таблица9.3" style:family="table-row">
      <style:table-row-properties style:min-row-height="0.466cm" fo:keep-together="auto"/>
    </style:style>
    <style:style style:name="Таблица9.A3" style:family="table-cell">
      <style:table-cell-properties fo:padding-left="0.018cm" fo:padding-right="0.018cm" fo:padding-top="0cm" fo:padding-bottom="0cm" fo:border="0.5pt solid #00000a"/>
    </style:style>
    <style:style style:name="Таблица9.B3" style:family="table-cell">
      <style:table-cell-properties fo:padding-left="0.018cm" fo:padding-right="0.018cm" fo:padding-top="0cm" fo:padding-bottom="0cm" fo:border="0.5pt solid #00000a"/>
    </style:style>
    <style:style style:name="Таблица9.A4" style:family="table-cell">
      <style:table-cell-properties fo:padding-left="0.018cm" fo:padding-right="0.018cm" fo:padding-top="0cm" fo:padding-bottom="0cm" fo:border="0.5pt solid #00000a"/>
    </style:style>
    <style:style style:name="Таблица9.B4" style:family="table-cell">
      <style:table-cell-properties fo:padding-left="0.018cm" fo:padding-right="0.018cm" fo:padding-top="0cm" fo:padding-bottom="0cm" fo:border="0.5pt solid #00000a"/>
    </style:style>
    <style:style style:name="Таблица10" style:family="table">
      <style:table-properties style:width="6.932cm" fo:margin-left="0.15cm" fo:margin-top="0cm" fo:margin-bottom="0cm" table:align="left" style:writing-mode="lr-tb"/>
    </style:style>
    <style:style style:name="Таблица10.A" style:family="table-column">
      <style:table-column-properties style:column-width="1.355cm"/>
    </style:style>
    <style:style style:name="Таблица10.B" style:family="table-column">
      <style:table-column-properties style:column-width="1.651cm"/>
    </style:style>
    <style:style style:name="Таблица10.C" style:family="table-column">
      <style:table-column-properties style:column-width="0.917cm"/>
    </style:style>
    <style:style style:name="Таблица10.D" style:family="table-column">
      <style:table-column-properties style:column-width="1.356cm"/>
    </style:style>
    <style:style style:name="Таблица10.E" style:family="table-column">
      <style:table-column-properties style:column-width="1.653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0.C1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10.2" style:family="table-row">
      <style:table-row-properties style:min-row-height="1.007cm" fo:keep-together="auto"/>
    </style:style>
    <style:style style:name="Таблица10.A2" style:family="table-cell">
      <style:table-cell-properties fo:padding-left="0.159cm" fo:padding-right="0.15cm" fo:padding-top="0.101cm" fo:padding-bottom="0.101cm" fo:border="0.5pt solid #000000"/>
    </style:style>
    <style:style style:name="Таблица10.B2" style:family="table-cell">
      <style:table-cell-properties fo:padding-left="0.159cm" fo:padding-right="0.15cm" fo:padding-top="0.101cm" fo:padding-bottom="0.101cm" fo:border="0.5pt solid #000000"/>
    </style:style>
    <style:style style:name="Таблица10.C2" style:family="table-cell">
      <style:table-cell-properties fo:padding-left="0.159cm" fo:padding-right="0.15cm" fo:padding-top="0.101cm" fo:padding-bottom="0.101cm" fo:border-left="0.5pt solid #000000" fo:border-right="0.5pt solid #000000" fo:border-top="none" fo:border-bottom="none"/>
    </style:style>
    <style:style style:name="Таблица10.D2" style:family="table-cell">
      <style:table-cell-properties fo:padding-left="0.159cm" fo:padding-right="0.15cm" fo:padding-top="0.101cm" fo:padding-bottom="0.101cm" fo:border="0.5pt solid #000000"/>
    </style:style>
    <style:style style:name="Таблица10.E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style:font-name="Consolas"/>
    </style:style>
    <style:style style:name="P4" style:family="paragraph" style:parent-style-name="Standard">
      <style:paragraph-properties fo:margin-top="0.141cm" fo:margin-bottom="0cm" loext:contextual-spacing="false"/>
    </style:style>
    <style:style style:name="P5" style:family="paragraph" style:parent-style-name="Standard">
      <style:paragraph-properties fo:margin-top="0.141cm" fo:margin-bottom="0cm" loext:contextual-spacing="false" fo:line-height="100%"/>
    </style:style>
    <style:style style:name="P6" style:family="paragraph" style:parent-style-name="Standard">
      <style:paragraph-properties fo:margin-top="0.141cm" fo:margin-bottom="0cm" loext:contextual-spacing="false" fo:line-height="100%" fo:text-align="center" style:justify-single-word="false"/>
    </style:style>
    <style:style style:name="P7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.141cm" fo:margin-bottom="0cm" loext:contextual-spacing="false" fo:line-height="100%">
        <style:tab-stops>
          <style:tab-stop style:position="4.359cm" style:type="right"/>
        </style:tab-stops>
      </style:paragraph-properties>
    </style:style>
    <style:style style:name="P9" style:family="paragraph" style:parent-style-name="Standard">
      <style:paragraph-properties fo:margin-top="0.141cm" fo:margin-bottom="0cm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.141cm" fo:margin-bottom="0cm" loext:contextual-spacing="false" fo:line-height="100%"/>
      <style:text-properties style:font-name="Consolas" style:font-weight-complex="bold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Heading_20_2" style:list-style-name="WWNum40"/>
    <style:style style:name="P13" style:family="paragraph" style:parent-style-name="Heading_20_2" style:list-style-name="WWNum40">
      <style:paragraph-properties fo:margin-top="0.212cm" fo:margin-bottom="0.141cm" loext:contextual-spacing="false">
        <style:tab-stops>
          <style:tab-stop style:position="3.251cm"/>
        </style:tab-stops>
      </style:paragraph-properties>
    </style:style>
    <style:style style:name="P14" style:family="paragraph" style:parent-style-name="List_20_Paragraph">
      <style:text-properties fo:language="bg" fo:country="BG"/>
    </style:style>
    <style:style style:name="P15" style:family="paragraph" style:parent-style-name="List_20_Paragraph">
      <style:text-properties style:use-window-font-color="true" fo:language="bg" fo:country="BG"/>
    </style:style>
    <style:style style:name="P16" style:family="paragraph" style:parent-style-name="List_20_Paragraph" style:list-style-name="WWNum44">
      <style:paragraph-properties fo:margin-top="0cm" fo:margin-bottom="0.353cm" loext:contextual-spacing="true"/>
    </style:style>
    <style:style style:name="P17" style:family="paragraph" style:parent-style-name="List_20_Paragraph" style:list-style-name="WWNum43">
      <style:paragraph-properties fo:margin-top="0cm" fo:margin-bottom="0.353cm" loext:contextual-spacing="true"/>
    </style:style>
    <style:style style:name="P18" style:family="paragraph" style:parent-style-name="List_20_Paragraph" style:list-style-name="WWNum41">
      <style:paragraph-properties fo:margin-top="0.141cm" fo:margin-bottom="0.282cm" loext:contextual-spacing="true"/>
    </style:style>
    <style:style style:name="P19" style:family="paragraph" style:parent-style-name="List_20_Paragraph" style:list-style-name="WWNum42">
      <style:paragraph-properties fo:margin-top="0.141cm" fo:margin-bottom="0.282cm" loext:contextual-spacing="true"/>
    </style:style>
    <style:style style:name="P20" style:family="paragraph" style:parent-style-name="Header">
      <style:paragraph-properties fo:margin-left="0cm" fo:margin-right="0cm" fo:text-indent="-2cm" style:auto-text-indent="false"/>
    </style:style>
    <style:style style:name="P21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22" style:family="paragraph" style:parent-style-name="Frame_20_contents">
      <style:paragraph-properties fo:margin-top="0.071cm" fo:margin-bottom="0.176cm" loext:contextual-spacing="false" fo:line-height="100%"/>
    </style:style>
    <style:style style:name="P23" style:family="paragraph" style:parent-style-name="Frame_20_contents">
      <style:paragraph-properties fo:margin-left="1cm" fo:margin-right="0cm" fo:line-height="100%" fo:text-indent="0.501cm" style:auto-text-indent="false"/>
    </style:style>
    <style:style style:name="P24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bg" fo:country="BG" style:font-weight-complex="bold"/>
    </style:style>
    <style:style style:name="T4" style:family="text">
      <style:text-properties fo:language="bg" fo:country="BG" fo:background-color="#ffffff" loext:char-shading-value="0" style:font-name-complex="Calibri1"/>
    </style:style>
    <style:style style:name="T5" style:family="text">
      <style:text-properties style:font-name-complex="Calibri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Calibri1" style:font-weight-asian="bold"/>
    </style:style>
    <style:style style:name="T8" style:family="text">
      <style:text-properties fo:font-weight="bold" fo:background-color="#ffffff" loext:char-shading-value="0" style:font-weight-asian="bold" style:font-name-complex="Calibri1"/>
    </style:style>
    <style:style style:name="T9" style:family="text">
      <style:text-properties style:font-name="Consolas"/>
    </style:style>
    <style:style style:name="T10" style:family="text">
      <style:text-properties style:font-name="Consolas" style:font-name-asian="Calibri1"/>
    </style:style>
    <style:style style:name="T11" style:family="text">
      <style:text-properties style:font-name="Consolas" style:font-name-asian="Calibri1" style:font-weight-complex="bold"/>
    </style:style>
    <style:style style:name="T12" style:family="text">
      <style:text-properties style:font-name="Consolas" fo:language="bg" fo:country="BG"/>
    </style:style>
    <style:style style:name="T13" style:family="text">
      <style:text-properties style:font-name="Consolas" fo:language="bg" fo:country="BG" style:font-name-asian="Calibri1"/>
    </style:style>
    <style:style style:name="T14" style:family="text">
      <style:text-properties style:font-name="Consolas" fo:language="bg" fo:country="BG" style:font-weight-complex="bold"/>
    </style:style>
    <style:style style:name="T15" style:family="text">
      <style:text-properties style:font-name="Consolas" fo:language="bg" fo:country="BG" fo:font-weight="bold" style:font-weight-asian="bold"/>
    </style:style>
    <style:style style:name="T16" style:family="text">
      <style:text-properties style:font-name="Consolas" fo:language="bg" fo:country="BG" style:font-name-complex="Calibri1"/>
    </style:style>
    <style:style style:name="T17" style:family="text">
      <style:text-properties style:font-name="Consolas" style:font-name-complex="Calibri1"/>
    </style:style>
    <style:style style:name="T18" style:family="text">
      <style:text-properties style:font-name="Consolas" style:font-weight-complex="bold"/>
    </style:style>
    <style:style style:name="T19" style:family="text">
      <style:text-properties style:font-name="Consolas" fo:font-weight="bold" style:font-weight-asian="bold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/>
    </style:style>
    <style:style style:name="T22" style:family="text">
      <style:text-properties fo:color="#000000" fo:language="bg" fo:country="BG" fo:font-weight="bold" style:font-weight-asian="bold"/>
    </style:style>
    <style:style style:name="T23" style:family="text">
      <style:text-properties fo:color="#000000" fo:language="bg" fo:country="BG"/>
    </style:style>
    <style:style style:name="T24" style:family="text">
      <style:text-properties fo:color="#000000" style:font-name="Consolas" fo:language="bg" fo:country="BG"/>
    </style:style>
    <style:style style:name="T25" style:family="text">
      <style:text-properties fo:color="#000000" style:font-name="Consolas"/>
    </style:style>
    <style:style style:name="T26" style:family="text">
      <style:text-properties style:font-weight-complex="bold"/>
    </style:style>
    <style:style style:name="T27" style:family="text">
      <style:text-properties fo:background-color="#ffffff" loext:char-shading-value="0" style:font-name-complex="Calibri1"/>
    </style:style>
    <style:style style:name="T28" style:family="text">
      <style:text-properties fo:font-size="11pt" fo:language="bg" fo:country="BG" style:font-size-asian="11pt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fo:color="#0882de" fo:font-size="8.5pt" style:font-size-asian="8.5pt" style:font-size-complex="8.5pt"/>
    </style:style>
    <style:style style:name="T31" style:family="text">
      <style:text-properties fo:font-size="9pt" fo:language="bg" fo:country="BG" style:font-size-asian="9pt" style:font-size-complex="9pt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_GoBack"/>Exercise: Functions</text:h>
      <text:list xml:id="list1476586516" text:style-name="WWNum40">
        <text:list-item>
          <text:h text:style-name="P13" text:outline-level="1">Smallest of Three Numbers</text:h>
        </text:list-item>
      </text:list>
      <text:p text:style-name="Standard">Write a <text:span text:style-name="T5">function</text:span> which receives <text:span text:style-name="T6">three integer</text:span> numbers to print the <text:span text:style-name="T6">smallest</text:span>. Use appropriate name for the function.</text:p>
      <text:h text:style-name="Heading_20_3" text:outline-level="3">Examples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7">Input</text:span></text:p>
          </table:table-cell>
          <table:table-cell table:style-name="Таблица1.A1" office:value-type="string">
            <text:p text:style-name="P6"><text:span text:style-name="T7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5"><text:span text:style-name="T10">2,</text:span></text:p>
            <text:p text:style-name="P5"><text:span text:style-name="T10">5,</text:span></text:p>
            <text:p text:style-name="P5"><text:span text:style-name="T10">3</text:span></text:p>
          </table:table-cell>
          <table:table-cell table:style-name="Таблица1.B2" office:value-type="string">
            <text:p text:style-name="P5"><text:span text:style-name="T11">2</text:span></text:p>
          </table:table-cell>
        </table:table-row>
        <table:table-row table:style-name="Таблица1.3">
          <table:table-cell table:style-name="Таблица1.A3" office:value-type="string">
            <text:p text:style-name="P5"><text:span text:style-name="T10">600,</text:span></text:p>
            <text:p text:style-name="P5"><text:span text:style-name="T10">342,</text:span></text:p>
            <text:p text:style-name="P5"><text:span text:style-name="T10">123</text:span></text:p>
          </table:table-cell>
          <table:table-cell table:style-name="Таблица1.B3" office:value-type="string">
            <text:p text:style-name="P5"><text:span text:style-name="T11">123</text:span></text:p>
          </table:table-cell>
        </table:table-row>
        <table:table-row table:style-name="Таблица1.3">
          <table:table-cell table:style-name="Таблица1.A4" office:value-type="string">
            <text:p text:style-name="P5"><text:span text:style-name="T10">25,</text:span></text:p>
            <text:p text:style-name="P5"><text:span text:style-name="T10">21,</text:span></text:p>
            <text:p text:style-name="P5"><text:span text:style-name="T10">4</text:span></text:p>
          </table:table-cell>
          <table:table-cell table:style-name="Таблица1.B4" office:value-type="string">
            <text:p text:style-name="P5"><text:span text:style-name="T11">4</text:span></text:p>
          </table:table-cell>
        </table:table-row>
      </table:table>
      <text:list xml:id="list192256809049480" text:continue-numbering="true" text:style-name="WWNum40">
        <text:list-item>
          <text:h text:style-name="P13" text:outline-level="1">Add and Subtract</text:h>
        </text:list-item>
      </text:list>
      <text:p text:style-name="Standard">You will receive <text:span text:style-name="T6">three</text:span> <text:span text:style-name="T6">integer numbers. </text:span></text:p>
      <text:p text:style-name="Standard">Write a <text:span text:style-name="T5">function</text:span> <text:span text:style-name="Code_20_Char">sum()</text:span> to get the sum of the first <text:span text:style-name="T6">two</text:span> integers and <text:span text:style-name="Code_20_Char">subtract()</text:span><text:span text:style-name="T6"> </text:span>function that subtracts the <text:span text:style-name="T6">third</text:span> integer from the result.</text:p>
      <text:h text:style-name="Heading_20_3" text:outline-level="3">Examples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<text:span text:style-name="T6">Input</text:span></text:p>
          </table:table-cell>
          <table:table-cell table:style-name="Таблица2.A1" office:value-type="string">
            <text:p text:style-name="P6"><text:span text:style-name="T6">Output</text:span></text:p>
          </table:table-cell>
        </table:table-row>
        <table:table-row table:style-name="Таблица2.2">
          <table:table-cell table:style-name="Таблица2.A2" office:value-type="string">
            <text:p text:style-name="P5"><text:span text:style-name="T9">23,</text:span></text:p>
            <text:p text:style-name="P5"><text:span text:style-name="T9">6,</text:span></text:p>
            <text:p text:style-name="P5"><text:span text:style-name="T9">10</text:span></text:p>
          </table:table-cell>
          <table:table-cell table:style-name="Таблица2.B2" office:value-type="string">
            <text:p text:style-name="P5"><text:span text:style-name="T17">19</text:span></text:p>
          </table:table-cell>
        </table:table-row>
        <table:table-row table:style-name="Таблица2.3">
          <table:table-cell table:style-name="Таблица2.A3" office:value-type="string">
            <text:p text:style-name="P5"><text:span text:style-name="T9">1,</text:span></text:p>
            <text:p text:style-name="P5"><text:span text:style-name="T9">17,</text:span></text:p>
            <text:p text:style-name="P5"><text:span text:style-name="T9">30</text:span></text:p>
          </table:table-cell>
          <table:table-cell table:style-name="Таблица2.B3" office:value-type="string">
            <text:p text:style-name="P5"><text:span text:style-name="T9">-12</text:span></text:p>
          </table:table-cell>
        </table:table-row>
        <table:table-row table:style-name="Таблица2.3">
          <table:table-cell table:style-name="Таблица2.A4" office:value-type="string">
            <text:p text:style-name="P5"><text:span text:style-name="T9">42,</text:span></text:p>
            <text:p text:style-name="P5"><text:span text:style-name="T9">58,</text:span></text:p>
            <text:p text:style-name="P5"><text:span text:style-name="T9">100</text:span></text:p>
          </table:table-cell>
          <table:table-cell table:style-name="Таблица2.B4" office:value-type="string">
            <text:p text:style-name="P5"><text:span text:style-name="T9">0</text:span></text:p>
          </table:table-cell>
        </table:table-row>
      </table:table>
      <text:p text:style-name="P1"/>
      <text:list xml:id="list192257637078524" text:continue-numbering="true" text:style-name="WWNum40">
        <text:list-item>
          <text:h text:style-name="P13" text:outline-level="1">Characters in Range</text:h>
        </text:list-item>
      </text:list>
      <text:p text:style-name="Standard">Write a <text:span text:style-name="T5">function</text:span> that receives <text:span text:style-name="T6">two characters</text:span> and prints on a single line all the characters in between them according to the <text:span text:style-name="T6">ASCII</text:span> code. Keep in mind that the second character code might be <text:span text:style-name="T6">before</text:span> the first one inside the <text:span text:style-name="T6">ASCII table</text:span>.</text:p>
      <text:h text:style-name="Heading_20_3" text:outline-level="3"><text:soft-page-break/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"><text:span text:style-name="T6">Input</text:span></text:p>
          </table:table-cell>
          <table:table-cell table:style-name="Таблица3.A1" office:value-type="string">
            <text:p text:style-name="P6"><text:span text:style-name="T6">Output</text:span></text:p>
          </table:table-cell>
        </table:table-row>
        <table:table-row table:style-name="Таблица3.2">
          <table:table-cell table:style-name="Таблица3.A2" office:value-type="string">
            <text:p text:style-name="P5"><text:span text:style-name="T9">'a',</text:span></text:p>
            <text:p text:style-name="P5"><text:span text:style-name="T9">'d'</text:span></text:p>
          </table:table-cell>
          <table:table-cell table:style-name="Таблица3.B2" office:value-type="string">
            <text:p text:style-name="P5"><text:span text:style-name="T9">b c</text:span></text:p>
          </table:table-cell>
        </table:table-row>
        <table:table-row table:style-name="Таблица3.3">
          <table:table-cell table:style-name="Таблица3.A3" office:value-type="string">
            <text:p text:style-name="P5"><text:span text:style-name="T9">'#',</text:span></text:p>
            <text:p text:style-name="P5"><text:span text:style-name="T9">':'</text:span></text:p>
          </table:table-cell>
          <table:table-cell table:style-name="Таблица3.B3" office:value-type="string">
            <text:p text:style-name="P5"><text:span text:style-name="T9">$ % &amp; ' ( ) * + , - . / 0 1 2 3 4 5 6 7 8 9</text:span></text:p>
          </table:table-cell>
        </table:table-row>
        <table:table-row table:style-name="Таблица3.3">
          <table:table-cell table:style-name="Таблица3.A4" office:value-type="string">
            <text:p text:style-name="P5"><text:span text:style-name="T9">'C',</text:span></text:p>
            <text:p text:style-name="P5"><text:span text:style-name="T9">'#'</text:span></text:p>
          </table:table-cell>
          <table:table-cell table:style-name="Таблица3.B4" office:value-type="string">
            <text:p text:style-name="P5"><text:span text:style-name="T9">$ % &amp; ' ( ) * + , - . / 0 1 2 3 4 5 6 7 8 9 : ; &lt; = &gt; ? @ A B</text:span></text:p>
          </table:table-cell>
        </table:table-row>
      </table:table>
      <text:p text:style-name="P1"/>
      <text:list xml:id="list192258212096153" text:continue-numbering="true" text:style-name="WWNum40">
        <text:list-item>
          <text:h text:style-name="P13" text:outline-level="1">Odd and Even Sum</text:h>
        </text:list-item>
      </text:list>
      <text:p text:style-name="P4"><text:span text:style-name="T20">You will receive a </text:span><text:span text:style-name="T21">single number. </text:span><text:span text:style-name="T20">You have to write a </text:span><text:span text:style-name="T5">function</text:span><text:span text:style-name="T20">, that returns the </text:span><text:span text:style-name="T21">sum</text:span><text:span text:style-name="T20"> of </text:span><text:span text:style-name="T21">all even</text:span><text:span text:style-name="T20"> and </text:span><text:span text:style-name="T21">all odd</text:span><text:span text:style-name="T20"> digits from that number. </text:span></text:p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21">Input</text:span></text:p>
          </table:table-cell>
          <table:table-cell table:style-name="Таблица4.A1" office:value-type="string">
            <text:p text:style-name="P2"><text:span text:style-name="T21">Output</text:span></text:p>
          </table:table-cell>
        </table:table-row>
        <table:table-row table:style-name="Таблица4.2">
          <table:table-cell table:style-name="Таблица4.A2" office:value-type="string">
            <text:p text:style-name="Standard"><text:span text:style-name="T24"><text:s/></text:span><text:span text:style-name="T25">1000435</text:span></text:p>
          </table:table-cell>
          <table:table-cell table:style-name="Таблица4.B2" office:value-type="string">
            <text:p text:style-name="Standard"><text:span text:style-name="T24"><text:s/></text:span><text:span text:style-name="T25">Odd sum = 9, Even sum = 4</text:span></text:p>
          </table:table-cell>
        </table:table-row>
        <table:table-row table:style-name="Таблица4.3">
          <table:table-cell table:style-name="Таблица4.A3" office:value-type="string">
            <text:p text:style-name="Standard"><text:span text:style-name="T24"><text:s/></text:span><text:span text:style-name="T25">3495892137259234</text:span></text:p>
          </table:table-cell>
          <table:table-cell table:style-name="Таблица4.B3" office:value-type="string">
            <text:p text:style-name="Standard"><text:span text:style-name="T24"><text:s/></text:span><text:span text:style-name="T25">Odd sum = 54, Even sum = 22</text:span></text:p>
          </table:table-cell>
        </table:table-row>
      </table:table>
      <text:list xml:id="list192257106352778" text:continue-numbering="true" text:style-name="WWNum40">
        <text:list-item>
          <text:h text:style-name="P13" text:outline-level="1">Palindrome Integers</text:h>
        </text:list-item>
      </text:list>
      <text:p text:style-name="Standard">A palindrome is a number which reads the same <text:span text:style-name="T6">backward as forward</text:span>, such as 323 or 1001. Write a <text:span text:style-name="T5">function</text:span> which receives an <text:span text:style-name="T6">array of positive integer</text:span> and checks if each integer is a palindrome or not.</text:p>
      <text:h text:style-name="Heading_20_3" text:outline-level="3">Examples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"><text:span text:style-name="T6">Input</text:span></text:p>
          </table:table-cell>
          <table:table-cell table:style-name="Таблица5.A1" office:value-type="string">
            <text:p text:style-name="P6"><text:span text:style-name="T6">Output</text:span></text:p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6"><text:span text:style-name="T6">Input</text:span></text:p>
          </table:table-cell>
          <table:table-cell table:style-name="Таблица5.A1" office:value-type="string">
            <text:p text:style-name="P7"><text:span text:style-name="T6">Output</text:span></text:p>
          </table:table-cell>
        </table:table-row>
        <table:table-row table:style-name="Таблица5.2">
          <table:table-cell table:style-name="Таблица5.A2" office:value-type="string">
            <text:p text:style-name="P5"><text:span text:style-name="T18">[123,323,421,121]</text:span></text:p>
          </table:table-cell>
          <table:table-cell table:style-name="Таблица5.B2" office:value-type="string">
            <text:p text:style-name="P5"><text:span text:style-name="T18">false</text:span></text:p>
            <text:p text:style-name="P5"><text:span text:style-name="T18">true</text:span></text:p>
            <text:p text:style-name="P5"><text:span text:style-name="T18">false</text:span></text:p>
            <text:p text:style-name="P5"><text:span text:style-name="T18">true</text:span></text:p>
          </table:table-cell>
          <table:table-cell table:style-name="Таблица5.C2" office:value-type="string">
            <text:p text:style-name="P5"><text:span text:style-name="T3"><text:s text:c="6"/></text:span></text:p>
          </table:table-cell>
          <table:table-cell table:style-name="Таблица5.D2" office:value-type="string">
            <text:p text:style-name="P7"><text:span text:style-name="T18">[32,2,232,1010]</text:span></text:p>
          </table:table-cell>
          <table:table-cell table:style-name="Таблица5.E2" office:value-type="string">
            <text:p text:style-name="P7"><text:span text:style-name="T18">false</text:span></text:p>
            <text:p text:style-name="P7"><text:span text:style-name="T18">true</text:span></text:p>
            <text:p text:style-name="P7"><text:span text:style-name="T18">true</text:span></text:p>
            <text:p text:style-name="P7"><text:span text:style-name="T18">false</text:span></text:p>
          </table:table-cell>
        </table:table-row>
      </table:table>
      <text:h text:style-name="Heading_20_3" text:outline-level="3">Hints</text:h>
      <text:list xml:id="list2878507383" text:style-name="WWNum44">
        <text:list-item>
          <text:p text:style-name="P16">Read more about palindromes: <text:a xlink:type="simple" xlink:href="https://en.wikipedia.org/wiki/Palindrome" text:style-name="ListLabel_20_76" text:visited-style-name="ListLabel_20_76"><text:span text:style-name="Internet_20_link">https://en.wikipedia.org/wiki/Palindrome</text:span></text:a></text:p>
        </text:list-item>
      </text:list>
      <text:list xml:id="list192258005221570" text:continue-list="list192257106352778" text:style-name="WWNum40">
        <text:list-item>
          <text:h text:style-name="P12" text:outline-level="1">Password Validator</text:h>
        </text:list-item>
      </text:list>
      <text:p text:style-name="Standard">Write a <text:span text:style-name="T5">function</text:span> that checks if a given password is valid. Password validations are:</text:p>
      <text:list xml:id="list703543811" text:style-name="WWNum41">
        <text:list-item>
          <text:p text:style-name="P18">The <text:span text:style-name="T6">length</text:span> should be <text:span text:style-name="T6">6 - 10</text:span> characters (inclusive)</text:p>
        </text:list-item>
        <text:list-item>
          <text:p text:style-name="P18">It should consists <text:span text:style-name="T6">only of</text:span> <text:span text:style-name="T6">letters</text:span> and <text:span text:style-name="T6">digits</text:span></text:p>
        </text:list-item>
        <text:list-item>
          <text:p text:style-name="P18"><text:soft-page-break/>It should have <text:span text:style-name="T6">at least 2</text:span> digits </text:p>
        </text:list-item>
      </text:list>
      <text:p text:style-name="Standard">If a password is valid print <text:span text:style-name="T19">"Password</text:span> <text:span text:style-name="T19">is</text:span> <text:span text:style-name="T19">valid"</text:span>.</text:p>
      <text:p text:style-name="Standard">If it is <text:span text:style-name="T6">NOT</text:span> valid, for every unfulfilled rule print a message:</text:p>
      <text:list xml:id="list1883367850" text:style-name="WWNum42">
        <text:list-item>
          <text:p text:style-name="P19"><text:span text:style-name="T19">"Password must be between 6 and 10 characters"</text:span></text:p>
        </text:list-item>
        <text:list-item>
          <text:p text:style-name="P19"><text:span text:style-name="T19">"Password must consist only of letters and digits"</text:span></text:p>
        </text:list-item>
        <text:list-item>
          <text:p text:style-name="P19"><text:span text:style-name="T19">"Password must have at least 2 digits"</text:span></text:p>
        </text:list-item>
      </text:list>
      <text:h text:style-name="Heading_20_3" text:outline-level="3">Examples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"><text:span text:style-name="T6">Input</text:span></text:p>
          </table:table-cell>
          <table:table-cell table:style-name="Таблица6.A1" office:value-type="string">
            <text:p text:style-name="P6"><text:span text:style-name="T6">Output</text:span></text:p>
          </table:table-cell>
        </table:table-row>
        <table:table-row table:style-name="Таблица6.2">
          <table:table-cell table:style-name="Таблица6.A2" office:value-type="string">
            <text:p text:style-name="P5"><text:span text:style-name="T9">'logIn'</text:span></text:p>
          </table:table-cell>
          <table:table-cell table:style-name="Таблица6.B2" office:value-type="string">
            <text:p text:style-name="P5"><text:span text:style-name="T17">Password must be between 6 and 10 characters</text:span></text:p>
            <text:p text:style-name="P5"><text:span text:style-name="T9">Password must have at least 2 digits</text:span></text:p>
          </table:table-cell>
        </table:table-row>
        <table:table-row table:style-name="Таблица6.3">
          <table:table-cell table:style-name="Таблица6.A3" office:value-type="string">
            <text:p text:style-name="P5"><text:span text:style-name="T9">'MyPass123'</text:span></text:p>
          </table:table-cell>
          <table:table-cell table:style-name="Таблица6.B3" office:value-type="string">
            <text:p text:style-name="P5"><text:span text:style-name="T17">Password is valid</text:span></text:p>
          </table:table-cell>
        </table:table-row>
        <table:table-row table:style-name="Таблица6.3">
          <table:table-cell table:style-name="Таблица6.A4" office:value-type="string">
            <text:p text:style-name="P5"><text:span text:style-name="T9">'Pa$s$s'</text:span></text:p>
          </table:table-cell>
          <table:table-cell table:style-name="Таблица6.B4" office:value-type="string">
            <text:p text:style-name="P5"><text:span text:style-name="T17">Password must consist only of letters and digits</text:span></text:p>
            <text:p text:style-name="P5"><text:span text:style-name="T17">Password must have at least 2 digits</text:span></text:p>
          </table:table-cell>
        </table:table-row>
      </table:table>
      <text:list xml:id="list192257002617971" text:continue-list="list192258005221570" text:style-name="WWNum40">
        <text:list-item>
          <text:h text:style-name="P13" text:outline-level="1">NxN Matrix</text:h>
        </text:list-item>
      </text:list>
      <text:p text:style-name="Standard">Write a function that receives a single integer number <text:span text:style-name="T6">n</text:span> and prints <text:span text:style-name="T6">nxn </text:span>matrix with that number.</text:p>
      <text:h text:style-name="Heading_20_3" text:outline-level="3">Examples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"><text:span text:style-name="T6">Input</text:span></text:p>
          </table:table-cell>
          <table:table-cell table:style-name="Таблица7.A1" office:value-type="string">
            <text:p text:style-name="P6"><text:span text:style-name="T6">Output</text:span></text:p>
          </table:table-cell>
        </table:table-row>
        <table:table-row table:style-name="Таблица7.2">
          <table:table-cell table:style-name="Таблица7.A2" office:value-type="string">
            <text:p text:style-name="P5"><text:span text:style-name="T9">3</text:span></text:p>
          </table:table-cell>
          <table:table-cell table:style-name="Таблица7.B2" office:value-type="string">
            <text:p text:style-name="P5"><text:span text:style-name="T17">3 3 3</text:span></text:p>
            <text:p text:style-name="P5"><text:span text:style-name="T17">3 3 3</text:span></text:p>
            <text:p text:style-name="P5"><text:span text:style-name="T17">3 3 3</text:span></text:p>
          </table:table-cell>
        </table:table-row>
        <table:table-row table:style-name="Таблица7.3">
          <table:table-cell table:style-name="Таблица7.A3" office:value-type="string">
            <text:p text:style-name="P5"><text:span text:style-name="T9">7</text:span></text:p>
          </table:table-cell>
          <table:table-cell table:style-name="Таблица7.B3" office:value-type="string">
            <text:p text:style-name="P8"><text:span text:style-name="T9">7 7 7 7 7 7 7</text:span></text:p>
            <text:p text:style-name="P5"><text:span text:style-name="T9">7 7 7 7 7 7 7</text:span></text:p>
            <text:p text:style-name="P5"><text:span text:style-name="T9">7 7 7 7 7 7 7</text:span></text:p>
            <text:p text:style-name="P5"><text:span text:style-name="T9">7 7 7 7 7 7 7</text:span></text:p>
            <text:p text:style-name="P5"><text:span text:style-name="T9">7 7 7 7 7 7 7</text:span></text:p>
            <text:p text:style-name="P5"><text:span text:style-name="T9">7 7 7 7 7 7 7</text:span></text:p>
            <text:p text:style-name="P5"><text:span text:style-name="T9">7 7 7 7 7 7 7</text:span></text:p>
          </table:table-cell>
        </table:table-row>
        <table:table-row table:style-name="Таблица7.3">
          <table:table-cell table:style-name="Таблица7.A4" office:value-type="string">
            <text:p text:style-name="P5"><text:span text:style-name="T9">2</text:span></text:p>
          </table:table-cell>
          <table:table-cell table:style-name="Таблица7.B4" office:value-type="string">
            <text:p text:style-name="P5"><text:span text:style-name="T9">2 2</text:span></text:p>
            <text:p text:style-name="P5"><text:span text:style-name="T9">2 2</text:span></text:p>
          </table:table-cell>
        </table:table-row>
      </table:table>
      <text:list xml:id="list192257500021770" text:continue-numbering="true" text:style-name="WWNum40">
        <text:list-item>
          <text:h text:style-name="P13" text:outline-level="1">Perfect Number </text:h>
        </text:list-item>
      </text:list>
      <text:p text:style-name="Standard"><text:span text:style-name="T20">Write a </text:span><text:span text:style-name="T5">function</text:span><text:span text:style-name="T20"> that receive a </text:span><text:span text:style-name="T21">number</text:span><text:span text:style-name="T20"> and return if this number is </text:span><text:span text:style-name="T21">perfect</text:span><text:span text:style-name="T20"> or </text:span><text:span text:style-name="T21">NOT</text:span><text:span text:style-name="T20">.</text:span></text:p>
      <text:p text:style-name="Standard"><text:span text:style-name="T20">A </text:span><text:span text:style-name="T27">perfect number is a </text:span><text:span text:style-name="T8">positive</text:span><text:span text:style-name="T27"> integer that is equal to the </text:span><text:span text:style-name="T8">sum </text:span><text:span text:style-name="T27">of</text:span><text:span text:style-name="T8"> </text:span><text:span text:style-name="T27">its</text:span><text:span text:style-name="T8"> proper positive divisors</text:span><text:span text:style-name="T27">. That is the sum of its positive </text:span><text:span text:style-name="T8">divisors</text:span><text:span text:style-name="T27"> excluding the number itself (also known as its </text:span><text:span text:style-name="T8">aliquot sum</text:span><text:span text:style-name="T27">).</text:span></text:p>
      <text:h text:style-name="Heading_20_3" text:outline-level="3"><text:soft-page-break/>Examples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2"><text:span text:style-name="T21">Input</text:span></text:p>
          </table:table-cell>
          <table:table-cell table:style-name="Таблица8.A1" office:value-type="string">
            <text:p text:style-name="P2"><text:span text:style-name="T21">Output </text:span></text:p>
          </table:table-cell>
          <table:table-cell table:style-name="Таблица8.C1" office:value-type="string">
            <text:p text:style-name="P2"><text:span text:style-name="T21">Comments</text:span></text:p>
          </table:table-cell>
        </table:table-row>
        <table:table-row table:style-name="Таблица8.2">
          <table:table-cell table:style-name="Таблица8.A2" office:value-type="string">
            <text:p text:style-name="Standard"><text:span text:style-name="T25">6</text:span></text:p>
          </table:table-cell>
          <table:table-cell table:style-name="Таблица8.B2" office:value-type="string">
            <text:p text:style-name="Standard"><text:span text:style-name="T24"><text:s/></text:span><text:span text:style-name="T25">We have a perfect number!</text:span></text:p>
          </table:table-cell>
          <table:table-cell table:style-name="Таблица8.C2" office:value-type="string">
            <text:p text:style-name="Standard"><text:span text:style-name="T24"><text:s/></text:span><text:span text:style-name="T25">1 + 2 + 3</text:span></text:p>
          </table:table-cell>
        </table:table-row>
        <table:table-row table:style-name="Таблица8.3">
          <table:table-cell table:style-name="Таблица8.A3" office:value-type="string">
            <text:p text:style-name="Standard"><text:span text:style-name="T25">28</text:span></text:p>
          </table:table-cell>
          <table:table-cell table:style-name="Таблица8.B3" office:value-type="string">
            <text:p text:style-name="Standard"><text:span text:style-name="T24"><text:s/></text:span><text:span text:style-name="T25">We have a perfect number!</text:span></text:p>
          </table:table-cell>
          <table:table-cell table:style-name="Таблица8.C3" office:value-type="string">
            <text:p text:style-name="Standard"><text:span text:style-name="T24"><text:s/></text:span><text:span text:style-name="T25">1 + 2 + 4 + 7 + 14</text:span></text:p>
          </table:table-cell>
        </table:table-row>
        <table:table-row table:style-name="Таблица8.3">
          <table:table-cell table:style-name="Таблица8.A4" office:value-type="string">
            <text:p text:style-name="Standard"><text:span text:style-name="T25">1236498</text:span></text:p>
          </table:table-cell>
          <table:table-cell table:style-name="Таблица8.B4" office:value-type="string">
            <text:p text:style-name="Standard"><text:span text:style-name="T24"><text:s/></text:span><text:span text:style-name="T25">It's not so perfect.</text:span></text:p>
          </table:table-cell>
          <table:table-cell table:style-name="Таблица8.C4" office:value-type="string">
            <text:p text:style-name="P3"/>
          </table:table-cell>
        </table:table-row>
      </table:table>
      <text:h text:style-name="Heading_20_3" text:outline-level="3">Hint</text:h>
      <text:p text:style-name="Standard"><text:span text:style-name="T27">Equivalently, a perfect number is a number that is </text:span><text:span text:style-name="T8">half the sum</text:span><text:span text:style-name="T27"> of all of its positive divisors (including itself) =&gt; 6 is a perfect number, because it is the sum of 1 + 2 + 3 (all of which are divided without residue).</text:span></text:p>
      <text:list xml:id="list4143512816" text:style-name="WWNum43">
        <text:list-item>
          <text:p text:style-name="P17">Read about the Perfect number here: <text:a xlink:type="simple" xlink:href="https://en.wikipedia.org/wiki/Perfect_number" text:style-name="ListLabel_20_76" text:visited-style-name="ListLabel_20_76"><text:span text:style-name="Internet_20_link">https://en.wikipedia.org/wiki/Perfect_number</text:span></text:a></text:p>
        </text:list-item>
      </text:list>
      <text:list xml:id="list192257068318999" text:continue-list="list192257500021770" text:style-name="WWNum40">
        <text:list-item>
          <text:h text:style-name="P13" text:outline-level="1">Loading Bar</text:h>
        </text:list-item>
      </text:list>
      <text:p text:style-name="Standard"><text:span text:style-name="T20">You will receive a </text:span><text:span text:style-name="T21">single number </text:span><text:span text:style-name="T20">between </text:span><text:span text:style-name="T21">0</text:span><text:span text:style-name="T20"> and </text:span><text:span text:style-name="T21">100</text:span><text:span text:style-name="T20"> which is divided with 10 without residue (0, 10, 20, 30...). </text:span></text:p>
      <text:p text:style-name="Standard"><text:span text:style-name="T20">Your task is to create a function that visualize a </text:span><text:span text:style-name="T21">loading bar</text:span><text:span text:style-name="T20"> depending on that number you have received in the input.</text:span></text:p>
      <text:h text:style-name="Heading_20_3" text:outline-level="3">Examples</text:h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"><text:span text:style-name="T21">Input</text:span></text:p>
          </table:table-cell>
          <table:table-cell table:style-name="Таблица9.A1" office:value-type="string">
            <text:p text:style-name="P2"><text:span text:style-name="T21">Output</text:span></text:p>
          </table:table-cell>
        </table:table-row>
        <table:table-row table:style-name="Таблица9.2">
          <table:table-cell table:style-name="Таблица9.A2" office:value-type="string">
            <text:p text:style-name="Standard"><text:span text:style-name="T25">30</text:span></text:p>
          </table:table-cell>
          <table:table-cell table:style-name="Таблица9.B2" office:value-type="string">
            <text:p text:style-name="Standard"><text:span text:style-name="T25">30% [%%%.......]</text:span></text:p>
            <text:p text:style-name="Standard"><text:span text:style-name="T25">Still loading...</text:span></text:p>
          </table:table-cell>
        </table:table-row>
        <table:table-row table:style-name="Таблица9.3">
          <table:table-cell table:style-name="Таблица9.A3" office:value-type="string">
            <text:p text:style-name="Standard"><text:span text:style-name="T25">50</text:span></text:p>
          </table:table-cell>
          <table:table-cell table:style-name="Таблица9.B3" office:value-type="string">
            <text:p text:style-name="Standard"><text:span text:style-name="T25">50% [%%%%%.....]</text:span></text:p>
            <text:p text:style-name="Standard"><text:span text:style-name="T25">Still loading...</text:span></text:p>
          </table:table-cell>
        </table:table-row>
        <table:table-row table:style-name="Таблица9.3">
          <table:table-cell table:style-name="Таблица9.A4" office:value-type="string">
            <text:p text:style-name="Standard"><text:span text:style-name="T25">100</text:span></text:p>
          </table:table-cell>
          <table:table-cell table:style-name="Таблица9.B4" office:value-type="string">
            <text:p text:style-name="Standard"><text:span text:style-name="T25">100% Complete!</text:span></text:p>
            <text:p text:style-name="Standard"><text:span text:style-name="T25">[%%%%%%%%%%]</text:span></text:p>
          </table:table-cell>
        </table:table-row>
      </table:table>
      <text:p text:style-name="P1"/>
      <text:list xml:id="list192256872299937" text:continue-numbering="true" text:style-name="WWNum40">
        <text:list-item>
          <text:h text:style-name="P13" text:outline-level="1">Factorial Division</text:h>
        </text:list-item>
      </text:list>
      <text:p text:style-name="Standard">Write a function that receives <text:span text:style-name="T6">two </text:span>integer numbers. Calculate <text:span text:style-name="T6">factorial</text:span> of each number. Divide the first result by the second and print the division formatted to the <text:span text:style-name="T6">second decimal</text:span> point.</text:p>
      <text:h text:style-name="Heading_20_3" text:outline-level="3">Examples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 table:style-name="Таблица10.1">
          <table:table-cell table:style-name="Таблица10.A1" office:value-type="string">
            <text:p text:style-name="P6"><text:span text:style-name="T6">Input</text:span></text:p>
          </table:table-cell>
          <table:table-cell table:style-name="Таблица10.A1" office:value-type="string">
            <text:p text:style-name="P6"><text:span text:style-name="T6">Output</text:span></text:p>
          </table:table-cell>
          <table:table-cell table:style-name="Таблица10.C1" office:value-type="string">
            <text:p text:style-name="P9"/>
          </table:table-cell>
          <table:table-cell table:style-name="Таблица10.A1" office:value-type="string">
            <text:p text:style-name="P6"><text:span text:style-name="T6">Input</text:span></text:p>
          </table:table-cell>
          <table:table-cell table:style-name="Таблица10.A1" office:value-type="string">
            <text:p text:style-name="P6"><text:span text:style-name="T6">Output</text:span></text:p>
          </table:table-cell>
        </table:table-row>
        <table:table-row table:style-name="Таблица10.2">
          <table:table-cell table:style-name="Таблица10.A2" office:value-type="string">
            <text:p text:style-name="P5"><text:span text:style-name="T18">5</text:span></text:p>
            <text:p text:style-name="P5"><text:span text:style-name="T18">2</text:span></text:p>
          </table:table-cell>
          <table:table-cell table:style-name="Таблица10.B2" office:value-type="string">
            <text:p text:style-name="P5"><text:span text:style-name="T18">60.00</text:span></text:p>
          </table:table-cell>
          <table:table-cell table:style-name="Таблица10.C2" office:value-type="string">
            <text:p text:style-name="P10"/>
          </table:table-cell>
          <table:table-cell table:style-name="Таблица10.D2" office:value-type="string">
            <text:p text:style-name="P5"><text:span text:style-name="T18">6</text:span></text:p>
            <text:p text:style-name="P5"><text:span text:style-name="T18">2</text:span></text:p>
          </table:table-cell>
          <table:table-cell table:style-name="Таблица10.E2" office:value-type="string">
            <text:p text:style-name="P5"><text:span text:style-name="T18">360.00</text:span></text:p>
          </table:table-cell>
        </table:table-row>
      </table:table>
      <text:p text:style-name="P1"/>
      <text:h text:style-name="Heading_20_3" text:outline-level="3">Hints</text:h>
      <text:list xml:id="list192258908853211" text:continue-list="list4143512816" text:style-name="WWNum43">
        <text:list-item>
          <text:p text:style-name="P17">Read more about factorial here: <text:a xlink:type="simple" xlink:href="https://en.wikipedia.org/wiki/Factorial" text:style-name="ListLabel_20_76" text:visited-style-name="ListLabel_20_76"><text:span text:style-name="Internet_20_link">https://en.wikipedia.org/wiki/Factorial</text:span></text:a></text:p>
        </text:list-item>
        <text:list-item>
          <text:p text:style-name="P17"><text:soft-page-break/>You can use <text:a xlink:type="simple" xlink:href="https://en.wikipedia.org/wiki/Recursion_(computer_science)" text:style-name="ListLabel_20_76" text:visited-style-name="ListLabel_20_76"><text:span text:style-name="Internet_20_link">recursion</text:span></text:a></text:p>
        </text:list-item>
      </text:list>
      <text:p text:style-name="P14"><text:span text:style-name="Internet_20_link"/></text:p>
      <text:p text:style-name="P14"><text:span text:style-name="Internet_20_link"/></text:p>
      <text:p text:style-name="P15"><text:span text:style-name="Internet_20_lin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weight="bold" style:font-weight-asian="bold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66" style:num-suffix="." style:num-format="1">
        <style:list-level-properties text:list-level-position-and-space-mode="label-alignment">
          <style:list-level-label-alignment text:label-followed-by="space" fo:text-inden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14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77" text:visited-style-name="ListLabel_20_77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39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44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49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54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59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64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69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74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79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" draw:name="Straight Connector 19" draw:style-name="Mgr3" draw:text-style-name="MP6" svg:x1="-0.002cm" svg:y1="0.183cm" svg:x2="18.371cm" svg:y2="0.185cm"><text:p/></draw:line><draw:custom-shape text:anchor-type="paragraph" draw:z-index="19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5</text:page-number></text:span><text:span text:style-name="MT4"><text:s/>of </text:span><text:span text:style-name="MT4"><text:page-count>5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24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s and Homework for the JS Fundamentals Course at SoftUni</dc:title>
    <dc:subject>Technology Fundamentals – Practical Training Course @ SoftUni</dc:subject>
    <meta:initial-creator>Software University</meta:initial-creator>
    <meta:keyword>JS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Михаела Милева</dc:creator>
    <meta:editing-cycles>3</meta:editing-cycles>
    <meta:print-date>2015-10-26T22:35:00</meta:print-date>
    <meta:creation-date>2019-11-12T12:29:00</meta:creation-date>
    <dc:date>2020-05-07T09:29:00</dc:date>
    <meta:editing-duration>P0D</meta:editing-duration>
    <meta:generator>LibreOffice/6.1.3.2$Windows_X86_64 LibreOffice_project/86daf60bf00efa86ad547e59e09d6bb77c699acb</meta:generator>
    <meta:document-statistic meta:table-count="10" meta:image-count="10" meta:object-count="0" meta:page-count="5" meta:paragraph-count="173" meta:word-count="813" meta:character-count="4064" meta:non-whitespace-character-count="3397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